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21cm" fo:min-width="19.359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9cm" fo:min-width="2.421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1cm" fo:min-width="2.341cm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939cm" svg:height="1.651cm" svg:x="0.219cm" svg:y="0.131cm">
          <text:p text:style-name="P1">state (before sboxes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939cm" svg:height="1.651cm" svg:x="0.219cm" svg:y="7.131cm">
          <text:p text:style-name="P1">state’ (after sboxes)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235cm" svg:y1="1.782cm" svg:x2="1.235cm" svg:y2="7.116cm">
          <text:p/>
        </draw:line>
        <draw:line draw:style-name="gr2" draw:text-style-name="P3" draw:layer="layout" svg:x1="2.235cm" svg:y1="1.782cm" svg:x2="2.235cm" svg:y2="7.116cm">
          <text:p/>
        </draw:line>
        <draw:line draw:style-name="gr2" draw:text-style-name="P3" draw:layer="layout" svg:x1="3.235cm" svg:y1="1.782cm" svg:x2="3.235cm" svg:y2="7.116cm">
          <text:p/>
        </draw:line>
        <draw:custom-shape draw:style-name="gr3" draw:text-style-name="P2" draw:layer="layout" svg:width="2.921cm" svg:height="2.54cm" svg:x="0.727cm" svg:y="3.052cm">
          <text:p text:style-name="P1">sbox</text:p>
          <text:p text:style-name="P1">0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89cm" svg:height="0.962cm" svg:x="0.346cm" svg:y="2.036cm">
          <draw:text-box>
            <text:p>a</text:p>
          </draw:text-box>
        </draw:frame>
        <draw:frame draw:style-name="gr4" draw:text-style-name="P4" draw:layer="layout" svg:width="0.889cm" svg:height="0.962cm" svg:x="1.347cm" svg:y="2.036cm">
          <draw:text-box>
            <text:p>b</text:p>
          </draw:text-box>
        </draw:frame>
        <draw:frame draw:style-name="gr4" draw:text-style-name="P4" draw:layer="layout" svg:width="0.889cm" svg:height="0.962cm" svg:x="2.348cm" svg:y="2.036cm">
          <draw:text-box>
            <text:p>c</text:p>
          </draw:text-box>
        </draw:frame>
        <draw:frame draw:style-name="gr5" draw:text-style-name="P4" draw:layer="layout" svg:width="1.142cm" svg:height="1.673cm" svg:x="0.347cm" svg:y="5.836cm">
          <draw:text-box>
            <text:p>a’</text:p>
          </draw:text-box>
        </draw:frame>
        <draw:frame draw:style-name="gr5" draw:text-style-name="P4" draw:layer="layout" svg:width="1.03cm" svg:height="1.673cm" svg:x="1.348cm" svg:y="5.836cm">
          <draw:text-box>
            <text:p>b’</text:p>
          </draw:text-box>
        </draw:frame>
        <draw:frame draw:style-name="gr5" draw:text-style-name="P4" draw:layer="layout" svg:width="1.045cm" svg:height="1.673cm" svg:x="2.349cm" svg:y="5.836cm">
          <draw:text-box>
            <text:p>c’</text:p>
          </draw:text-box>
        </draw:frame>
        <draw:line draw:style-name="gr2" draw:text-style-name="P3" draw:layer="layout" svg:x1="7.255cm" svg:y1="1.762cm" svg:x2="7.255cm" svg:y2="7.096cm">
          <text:p/>
        </draw:line>
        <draw:line draw:style-name="gr2" draw:text-style-name="P3" draw:layer="layout" svg:x1="8.255cm" svg:y1="1.762cm" svg:x2="8.255cm" svg:y2="7.096cm">
          <text:p/>
        </draw:line>
        <draw:line draw:style-name="gr2" draw:text-style-name="P3" draw:layer="layout" svg:x1="9.255cm" svg:y1="1.762cm" svg:x2="9.255cm" svg:y2="7.096cm">
          <text:p/>
        </draw:line>
        <draw:custom-shape draw:style-name="gr6" draw:text-style-name="P2" draw:layer="layout" svg:width="2.921cm" svg:height="2.54cm" svg:x="6.747cm" svg:y="3.032cm">
          <text:p text:style-name="P1">sbox</text:p>
          <text:p text:style-name="P1">n-1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902cm" svg:y1="4.322cm" svg:x2="6.442cm" svg:y2="4.322cm">
          <text:p/>
        </draw:line>
        <draw:line draw:style-name="gr2" draw:text-style-name="P3" draw:layer="layout" svg:x1="11.255cm" svg:y1="1.762cm" svg:x2="11.255cm" svg:y2="7.096cm">
          <text:p/>
        </draw:line>
        <draw:line draw:style-name="gr2" draw:text-style-name="P3" draw:layer="layout" svg:x1="12.255cm" svg:y1="1.762cm" svg:x2="12.255cm" svg:y2="7.096cm">
          <text:p/>
        </draw:line>
        <draw:line draw:style-name="gr2" draw:text-style-name="P3" draw:layer="layout" svg:x1="13.255cm" svg:y1="1.762cm" svg:x2="13.255cm" svg:y2="7.096cm">
          <text:p/>
        </draw:line>
        <draw:line draw:style-name="gr7" draw:text-style-name="P3" draw:layer="layout" svg:x1="13.902cm" svg:y1="4.322cm" svg:x2="16.442cm" svg:y2="4.322cm">
          <text:p/>
        </draw:line>
        <draw:line draw:style-name="gr2" draw:text-style-name="P3" draw:layer="layout" svg:x1="17.255cm" svg:y1="1.762cm" svg:x2="17.255cm" svg:y2="7.096cm">
          <text:p/>
        </draw:line>
        <draw:line draw:style-name="gr2" draw:text-style-name="P3" draw:layer="layout" svg:x1="18.255cm" svg:y1="1.762cm" svg:x2="18.255cm" svg:y2="7.096cm">
          <text:p/>
        </draw:line>
        <draw:line draw:style-name="gr2" draw:text-style-name="P3" draw:layer="layout" svg:x1="19.255cm" svg:y1="1.762cm" svg:x2="19.255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4:27:37.034401714</meta:creation-date>
    <dc:date>2019-03-03T14:34:38.087060528</dc:date>
    <meta:editing-duration>PT7M1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